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f9599" officeooo:paragraph-rsid="001f9599"/>
    </style:style>
    <style:style style:name="P2" style:family="paragraph" style:parent-style-name="Standard" style:list-style-name="L1">
      <style:text-properties officeooo:rsid="001f9599" officeooo:paragraph-rsid="001f9599"/>
    </style:style>
    <style:style style:name="P3" style:family="paragraph" style:parent-style-name="Standard" style:list-style-name="L1">
      <style:text-properties officeooo:rsid="001fa7f0" officeooo:paragraph-rsid="001fa7f0"/>
    </style:style>
    <style:style style:name="P4" style:family="paragraph" style:parent-style-name="Standard" style:list-style-name="L1">
      <style:text-properties officeooo:rsid="00210c77" officeooo:paragraph-rsid="00210c7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sric site notes</text:p>
      <text:p text:style-name="P1"/>
      <text:p text:style-name="P1">TODO</text:p>
      <text:list text:style-name="L1">
        <text:list-item>
          <text:p text:style-name="P2">deploy to github pages</text:p>
        </text:list-item>
        <text:list-item>
          <text:p text:style-name="P4">update dns forward for house-shoreditch.com</text:p>
        </text:list-item>
        <text:list-item>
          <text:p text:style-name="P3">host binaries on site</text:p>
        </text:list-item>
        <text:list-item>
          <text:p text:style-name="P3">deploy android and iOS to stores </text:p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13:52:25.636886226</meta:creation-date>
    <dc:date>2024-12-10T14:05:22.243192513</dc:date>
    <meta:editing-duration>PT2M42S</meta:editing-duration>
    <meta:editing-cycles>1</meta:editing-cycles>
    <meta:document-statistic meta:table-count="0" meta:image-count="0" meta:object-count="0" meta:page-count="1" meta:paragraph-count="7" meta:word-count="28" meta:character-count="144" meta:non-whitespace-character-count="126"/>
    <meta:generator>LibreOffice/24.2.2.2$MacOSX_AARCH64 LibreOffice_project/d56cc158d8a96260b836f100ef4b4ef25d6f1a01</meta:generator>
  </office:meta>
</office:document-meta>
</file>